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roman"/>
    <style:font-face style:name="FreeSans2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499cm" style:auto-text-indent="false"/>
      <style:text-properties fo:color="#000000" fo:font-size="10.5pt" officeooo:rsid="001cf1e4" officeooo:paragraph-rsid="001cf1e4" style:font-size-asian="10.5pt" style:font-size-complex="10.5pt"/>
    </style:style>
    <style:style style:name="P2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fo:color="#000000" fo:font-size="10.5pt" fo:font-weight="bold" officeooo:rsid="001e9702" officeooo:paragraph-rsid="001e9702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fo:color="#000000" fo:font-size="10.5pt" fo:font-weight="bold" officeooo:rsid="001e9702" officeooo:paragraph-rsid="0028151e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margin-left="0cm" fo:margin-right="0cm" fo:text-indent="0.499cm" style:auto-text-indent="false"/>
      <style:text-properties fo:color="#000000" fo:font-size="10.5pt" fo:font-weight="bold" officeooo:rsid="001e9702" officeooo:paragraph-rsid="001e9702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margin-left="0cm" fo:margin-right="0cm" fo:text-indent="0.499cm" style:auto-text-indent="false"/>
      <style:text-properties fo:color="#000000" fo:font-size="10.5pt" fo:font-weight="bold" officeooo:rsid="002007b3" officeooo:paragraph-rsid="002007b3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margin-left="0cm" fo:margin-right="0cm" fo:text-indent="0.499cm" style:auto-text-indent="false"/>
      <style:text-properties fo:color="#000000" fo:font-size="10.5pt" fo:letter-spacing="normal" fo:font-weight="bold" officeooo:rsid="002007b3" officeooo:paragraph-rsid="002007b3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margin-left="0cm" fo:margin-right="0cm" fo:text-indent="0.499cm" style:auto-text-indent="false"/>
      <style:text-properties fo:color="#000000" fo:font-size="10.5pt" fo:letter-spacing="normal" fo:font-weight="bold" officeooo:rsid="0021cab1" officeooo:paragraph-rsid="0021cab1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margin-left="0cm" fo:margin-right="0cm" fo:text-indent="0.499cm" style:auto-text-indent="false"/>
      <style:text-properties fo:color="#000000" fo:font-size="10.5pt" fo:letter-spacing="normal" fo:font-weight="bold" officeooo:rsid="0021cab1" officeooo:paragraph-rsid="0028151e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margin-left="0cm" fo:margin-right="0cm" fo:text-indent="0.499cm" style:auto-text-indent="false"/>
      <style:text-properties fo:color="#000000" fo:font-size="10.5pt" fo:letter-spacing="normal" fo:font-weight="bold" officeooo:rsid="0022d368" officeooo:paragraph-rsid="0022d368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fo:font-size="10.5pt" fo:language="ru" fo:country="RU" officeooo:rsid="0018ab7f" officeooo:paragraph-rsid="0018ab7f" style:font-size-asian="10.5pt" style:font-size-complex="10.5pt"/>
    </style:style>
    <style:style style:name="P11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fo:font-size="10.5pt" fo:language="ru" fo:country="RU" officeooo:rsid="0013afc4" officeooo:paragraph-rsid="00248d9e" style:font-size-asian="10.5pt" style:font-size-complex="10.5pt"/>
    </style:style>
    <style:style style:name="P12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fo:font-size="10.5pt" fo:language="ru" fo:country="RU" officeooo:rsid="0013afc4" officeooo:paragraph-rsid="0018ab7f" style:font-size-asian="10.5pt" style:font-size-complex="10.5pt"/>
    </style:style>
    <style:style style:name="P13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fo:font-size="10.5pt" fo:language="ru" fo:country="RU" officeooo:rsid="0013afc4" officeooo:paragraph-rsid="001b1712" style:font-size-asian="10.5pt" style:font-size-complex="10.5pt"/>
    </style:style>
    <style:style style:name="P14" style:family="paragraph" style:parent-style-name="Standard">
      <style:paragraph-properties fo:margin-left="0cm" fo:margin-right="0cm" fo:text-indent="0.499cm" style:auto-text-indent="false"/>
      <style:text-properties fo:font-size="10.5pt" fo:font-weight="bold" officeooo:rsid="001b1712" officeooo:paragraph-rsid="0028151e" style:font-size-asian="10.5pt" style:font-weight-asian="bold" style:font-size-complex="10.5pt" style:font-weight-complex="bold"/>
    </style:style>
    <style:style style:name="P15" style:family="paragraph" style:parent-style-name="Standard" style:master-page-name="">
      <style:paragraph-properties fo:margin-left="0cm" fo:margin-right="0cm" fo:text-indent="0.499cm" style:auto-text-indent="false" style:page-number="auto"/>
      <style:text-properties fo:font-size="10.5pt" fo:font-weight="bold" officeooo:rsid="001b1712" officeooo:paragraph-rsid="0026a47e" style:font-size-asian="10.5pt" style:font-weight-asian="bold" style:font-size-complex="10.5pt" style:font-weight-complex="bold"/>
    </style:style>
    <style:style style:name="P16" style:family="paragraph" style:parent-style-name="Standard" style:master-page-name="">
      <style:paragraph-properties fo:margin-left="0cm" fo:margin-right="0cm" fo:text-align="center" style:justify-single-word="false" fo:text-indent="0.499cm" style:auto-text-indent="false" style:page-number="auto"/>
      <style:text-properties fo:font-size="10.5pt" fo:language="ru" fo:country="RU" officeooo:rsid="0013afc4" officeooo:paragraph-rsid="0013afc4" style:font-size-asian="10.5pt" style:font-size-complex="10.5pt"/>
    </style:style>
    <style:style style:name="P17" style:family="paragraph" style:parent-style-name="Standard" style:master-page-name="">
      <style:paragraph-properties fo:margin-left="0cm" fo:margin-right="0cm" fo:text-indent="0.499cm" style:auto-text-indent="false" style:page-number="auto"/>
      <style:text-properties fo:font-size="10.5pt" officeooo:paragraph-rsid="0026a47e" style:font-size-asian="10.5pt" style:font-size-complex="10.5pt"/>
    </style:style>
    <style:style style:name="P18" style:family="paragraph" style:parent-style-name="Standard" style:master-page-name="">
      <style:paragraph-properties fo:margin-left="0cm" fo:margin-right="0cm" fo:text-indent="0.499cm" style:auto-text-indent="false" style:page-number="auto"/>
      <style:text-properties fo:color="#000000" fo:font-size="10.5pt" officeooo:paragraph-rsid="001640ed" style:font-size-asian="10.5pt" style:font-size-complex="10.5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0.5pt" fo:language="ru" fo:country="RU" officeooo:rsid="0013afc4" officeooo:paragraph-rsid="001b1712" style:font-size-asian="10.5pt" style:font-size-complex="10.5pt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0.5pt" fo:language="ru" fo:country="RU" officeooo:rsid="001b1712" officeooo:paragraph-rsid="001b1712" style:font-size-asian="10.5pt" style:font-size-complex="10.5pt"/>
    </style:style>
    <style:style style:name="P21" style:family="paragraph" style:parent-style-name="Standard" style:list-style-name="L2">
      <style:text-properties fo:color="#000000" fo:font-size="10.5pt" fo:letter-spacing="normal" fo:font-weight="normal" officeooo:rsid="0021cab1" officeooo:paragraph-rsid="0028151e" style:font-size-asian="10.5pt" style:font-weight-asian="normal" style:font-size-complex="10.5pt" style:font-weight-complex="normal"/>
    </style:style>
    <style:style style:name="P22" style:family="paragraph" style:parent-style-name="Standard" style:list-style-name="L2">
      <style:paragraph-properties fo:margin-left="0cm" fo:margin-right="0cm" fo:text-indent="0.499cm" style:auto-text-indent="false"/>
      <style:text-properties fo:color="#000000" fo:font-size="10.5pt" fo:letter-spacing="normal" fo:font-weight="normal" officeooo:rsid="001cf1e4" officeooo:paragraph-rsid="0028151e" style:font-size-asian="10.5pt" style:font-weight-asian="normal" style:font-size-complex="10.5pt" style:font-weight-complex="normal"/>
    </style:style>
    <style:style style:name="P23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6d55"/>
    </style:style>
    <style:style style:name="T2" style:family="text">
      <style:text-properties officeooo:rsid="0014849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849f" style:font-weight-asian="bold" style:font-weight-complex="bold"/>
    </style:style>
    <style:style style:name="T5" style:family="text">
      <style:text-properties fo:font-weight="bold" officeooo:rsid="001b1712" style:font-weight-asian="bold" style:font-weight-complex="bold"/>
    </style:style>
    <style:style style:name="T6" style:family="text">
      <style:text-properties fo:letter-spacing="normal"/>
    </style:style>
    <style:style style:name="T7" style:family="text">
      <style:text-properties fo:letter-spacing="normal" officeooo:rsid="001640ed"/>
    </style:style>
    <style:style style:name="T8" style:family="text">
      <style:text-properties fo:letter-spacing="normal" officeooo:rsid="001cf1e4"/>
    </style:style>
    <style:style style:name="T9" style:family="text">
      <style:text-properties fo:letter-spacing="normal" fo:font-weight="bold" officeooo:rsid="001cf1e4" style:font-weight-asian="bold" style:font-weight-complex="bold"/>
    </style:style>
    <style:style style:name="T10" style:family="text">
      <style:text-properties fo:letter-spacing="normal" fo:font-weight="normal" style:font-weight-asian="normal" style:font-weight-complex="normal"/>
    </style:style>
    <style:style style:name="T11" style:family="text">
      <style:text-properties fo:letter-spacing="normal" fo:font-weight="normal" officeooo:rsid="002007b3" style:font-weight-asian="normal" style:font-weight-complex="normal"/>
    </style:style>
    <style:style style:name="T12" style:family="text">
      <style:text-properties fo:letter-spacing="normal" fo:font-weight="normal" officeooo:rsid="0026a47e" style:font-weight-asian="normal" style:font-weight-complex="normal"/>
    </style:style>
    <style:style style:name="T13" style:family="text">
      <style:text-properties fo:letter-spacing="normal" fo:font-style="italic" fo:font-weight="normal" officeooo:rsid="002007b3" style:font-style-asian="italic" style:font-weight-asian="normal" style:font-style-complex="italic" style:font-weight-complex="normal"/>
    </style:style>
    <style:style style:name="T14" style:family="text">
      <style:text-properties fo:letter-spacing="normal" officeooo:rsid="0026a47e"/>
    </style:style>
    <style:style style:name="T15" style:family="text">
      <style:text-properties fo:letter-spacing="normal" officeooo:rsid="0028151e"/>
    </style:style>
    <style:style style:name="T16" style:family="text">
      <style:text-properties officeooo:rsid="0018ab7f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cd1f4" style:font-weight-asian="normal" style:font-weight-complex="normal"/>
    </style:style>
    <style:style style:name="T19" style:family="text">
      <style:text-properties fo:font-weight="normal" officeooo:rsid="001cf1e4" style:font-weight-asian="normal" style:font-weight-complex="normal"/>
    </style:style>
    <style:style style:name="T20" style:family="text">
      <style:text-properties fo:font-weight="normal" officeooo:rsid="0022d368" style:font-weight-asian="normal" style:font-weight-complex="normal"/>
    </style:style>
    <style:style style:name="T21" style:family="text">
      <style:text-properties fo:font-weight="normal" officeooo:rsid="0026a47e" style:font-weight-asian="normal" style:font-weight-complex="normal"/>
    </style:style>
    <style:style style:name="T22" style:family="text">
      <style:text-properties fo:font-weight="normal" officeooo:rsid="0028151e" style:font-weight-asian="normal" style:font-weight-complex="normal"/>
    </style:style>
    <style:style style:name="T23" style:family="text">
      <style:text-properties officeooo:rsid="001b1712"/>
    </style:style>
    <style:style style:name="T24" style:family="text">
      <style:text-properties officeooo:rsid="0021cab1"/>
    </style:style>
    <style:style style:name="T25" style:family="text">
      <style:text-properties officeooo:rsid="0026a47e"/>
    </style:style>
    <style:style style:name="T26" style:family="text">
      <style:text-properties officeooo:rsid="0028151e"/>
    </style:style>
    <style:style style:name="T27" style:family="text">
      <style:text-properties fo:color="#000000" fo:letter-spacing="normal" fo:font-weight="normal" officeooo:rsid="001cf1e4" style:font-weight-asian="normal" style:font-weight-complex="normal"/>
    </style:style>
    <style:style style:name="T28" style:family="text">
      <style:text-properties officeooo:rsid="002920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16">Текст</text:p>
      <text:p text:style-name="P10"><text:span text:style-name="T3">1</text:span>. Здравствуйте. ….</text:p>
      <text:p text:style-name="P11"><text:span text:style-name="T4">2.</text:span><text:span text:style-name="T2"> </text:span>Значительная доля нефтяных запасов Росси<text:span text:style-name="T1">и</text:span> приходится на высоковязкие нефти и <text:span text:style-name="T1">битумы.</text:span> Поэтому проблема добычи высоковязких нефтей и <text:span text:style-name="T1">битумов</text:span> крайне актуальна. Их добыча сложна из-за большой вязкости (<draw:g text:anchor-type="as-char" svg:y="-0.192cm" draw:z-index="4" draw:style-name="gr1"><svg:title>TexMaths</svg:title><svg:desc>12§display§\mu§svg§600§FALSE</svg:desc><draw:polygon draw:style-name="gr2" draw:text-style-name="P23" svg:width="0.254cm" svg:height="0.265cm" svg:x="0cm" svg:y="0.005cm" svg:viewBox="0 0 255 266" draw:points="127,266 0,266 0,0 255,0 255,266"><text:p/></draw:polygon><draw:path draw:style-name="gr3" draw:text-style-name="P23" svg:width="0.228cm" svg:height="0.278cm" svg:x="0.013cm" svg:y="0cm" svg:viewBox="0 0 229 279" svg:d="M85 39c2-9 6-26 6-27 0-7-5-12-12-12-1 0-13 0-17 16l-61 245c-1 5-1 6-1 8 0 6 5 10 12 10 8 0 14-7 14-8 3-4 8-26 24-92 14 11 33 14 41 14 30 0 46-20 56-32 4 20 20 32 39 32 14 0 24-10 31-24 7-15 12-41 12-41 0-5-4-5-5-5-4 0-5 1-6 7-7 28-14 53-32 53-11 0-12-11-12-19 0-10 5-29 8-45l12-46c1-6 5-22 7-28 3-10 6-26 6-29 0-8-6-11-12-11-2 0-13 0-16 14l-21 80c-5 21-9 40-11 43 0 3-20 41-55 41-20 0-31-14-31-37 0-12 4-24 6-36z"><text:p/></draw:path></draw:g> &gt; 30 Па с). </text:p>
      <text:p text:style-name="P12"><text:span text:style-name="T4"><text:s/></text:span>Существуют технологии помогающие при добыче такой нефти, один из них это подвод тепла к области, в том числе с помощью <text:span text:style-name="T25">парогравитационного</text:span> <text:span text:style-name="T25">дренажа</text:span>. <text:span text:style-name="T16">Эта технология состоит из двух этапов. Первый — подогрев области с помощью циркулирующего внутри труб пара. Второй — <text:s/>закачка пара в пласт.</text:span></text:p>
      <text:p text:style-name="P13"><text:span text:style-name="T16"><text:s/></text:span><text:s/>Мною был <text:span text:style-name="T16">смоделирован первый этап. Отличие этой задачи от традиционной задачи фильтрации в том то скелет не является монолитной структурой, а подвижен как и флюид. </text:span></text:p>
      <text:p text:style-name="P13"><text:span text:style-name="T5">3. </text:span><text:span text:style-name="T23">Я решал</text:span> упрощенн<text:span text:style-name="T16">ую</text:span> задач<text:span text:style-name="T16">у</text:span>.</text:p>
      <text:list xml:id="list4854286755276164102" text:style-name="L1">
        <text:list-item>
          <text:p text:style-name="P19">Одномерная вертикальная область, 2 компоненты песок и нефть, обе подвижны.</text:p>
        </text:list-item>
        <text:list-item>
          <text:p text:style-name="P19">Нефть имеет большую вязкость и практически не фильтруется. </text:p>
        </text:list-item>
        <text:list-item>
          <text:p text:style-name="P19"><text:span text:style-name="T23">Снизу подводится тепло,</text:span> область <text:span text:style-name="T23">постепенно прогревается</text:span>. В следствии чего вязкость нефти уменьшается и она начинает фильтроваться, песок оседает <text:span text:style-name="T23">под действием силы тяжести</text:span>.</text:p>
        </text:list-item>
        <text:list-item>
          <text:p text:style-name="P20">На нижней границе задан поток жидкости.</text:p>
        </text:list-item>
      </text:list>
      <text:p text:style-name="P17"><text:span text:style-name="T3">4. </text:span>Индексы l и s относятся соответственно к флюиду и твердой фазе. <draw:g text:anchor-type="as-char" svg:y="-0.302cm" draw:z-index="0" draw:style-name="gr1"><svg:title>TexMaths</svg:title><svg:desc>12§display§\theta§svg§600§FALSE</svg:desc><draw:polygon draw:style-name="gr2" draw:text-style-name="P23" svg:width="0.21cm" svg:height="0.292cm" svg:x="0cm" svg:y="0.004cm" svg:viewBox="0 0 211 293" draw:points="106,293 0,293 0,0 211,0 211,293"><text:p/></draw:polygon><draw:path draw:style-name="gr3" draw:text-style-name="P23" svg:width="0.174cm" svg:height="0.302cm" svg:x="0.018cm" svg:y="0cm" svg:viewBox="0 0 175 303" svg:d="M175 86c0-27-7-86-50-86-60 0-125 120-125 215 0 40 12 88 50 88 60 0 125-122 125-217zM46 145c7-28 15-61 32-91 11-21 26-44 46-44 21 0 24 26 24 50 0 21-4 43-15 85zM130 158c-5 19-14 55-29 86-16 29-31 49-51 49-13 0-22-12-22-51 0-18 2-42 14-84z"><text:p/></draw:path></draw:g> - объемная доля соответствующей фазы. <draw:g text:anchor-type="as-char" svg:y="-0.3cm" draw:z-index="3" draw:style-name="gr1"><svg:title>TexMaths</svg:title><svg:desc>12§display§V§svg§600§FALSE</svg:desc><draw:polygon draw:style-name="gr2" draw:text-style-name="P23" svg:width="0.339cm" svg:height="0.29cm" svg:x="0cm" svg:y="0cm" svg:viewBox="0 0 340 291" draw:points="170,291 0,291 0,0 340,0 340,291"><text:p/></draw:polygon><draw:path draw:style-name="gr3" draw:text-style-name="P23" svg:width="0.301cm" svg:height="0.299cm" svg:x="0.024cm" svg:y="0cm" svg:viewBox="0 0 302 300" svg:d="M242 48c21-32 39-34 54-35 5 0 6-7 6-8 0-4-2-5-6-5-11 0-23 1-35 1-14 0-28-1-42-1-2 0-8 0-8 8 0 5 5 5 7 5 12 1 19 5 19 15 0 6-6 15-6 15l-129 208-29-224c0-8 10-14 29-14 6 0 11 0 11-8 0-4-4-5-6-5-17 0-35 1-53 1-7 0-16 0-23 0-8 0-15-1-23-1-3 0-8 0-8 8 0 5 4 5 11 5 24 0 24 4 25 15l34 263c1 8 2 9 8 9 7 0 8-2 12-8z"><text:p/></draw:path></draw:g> — скорость течения. <text:s/><draw:g text:anchor-type="as-char" svg:y="-0.192cm" draw:z-index="1" draw:style-name="gr1"><svg:title>TexMaths</svg:title><svg:desc>12§display§e§svg§600§FALSE</svg:desc><draw:polygon draw:style-name="gr2" draw:text-style-name="P23" svg:width="0.197cm" svg:height="0.181cm" svg:x="0cm" svg:y="0.005cm" svg:viewBox="0 0 198 182" draw:points="99,182 0,182 0,0 198,0 198,182"><text:p/></draw:polygon><draw:path draw:style-name="gr3" draw:text-style-name="P23" svg:width="0.162cm" svg:height="0.191cm" svg:x="0.019cm" svg:y="0cm" svg:viewBox="0 0 163 192" svg:d="M60 90c12 0 43-1 65-11 30-12 32-37 32-43 0-18-16-36-45-36-48 0-112 41-112 115 0 43 25 77 67 77 60 0 96-45 96-51 0-2-2-4-4-4-3 0-4 1-6 3-34 42-80 42-86 42-32 0-37-35-37-49 0-5 1-18 7-43zM40 80c16-64 61-70 72-70 19 0 31 12 31 26 0 44-68 44-85 44z"><text:p/></draw:path></draw:g> и <draw:g text:anchor-type="as-char" svg:y="-0.3cm" draw:z-index="2" draw:style-name="gr1"><svg:title>TexMaths</svg:title><svg:desc>12§display§h§svg§600§FALSE</svg:desc><draw:polygon draw:style-name="gr2" draw:text-style-name="P23" svg:width="0.243cm" svg:height="0.294cm" svg:x="0cm" svg:y="0cm" svg:viewBox="0 0 244 295" draw:points="122,295 0,295 0,0 244,0 244,295"><text:p/></draw:polygon><draw:path draw:style-name="gr3" draw:text-style-name="P23" svg:width="0.208cm" svg:height="0.299cm" svg:x="0.023cm" svg:y="0cm" svg:viewBox="0 0 209 300" svg:d="M98 5c0 0 0-5-6-5-9 0-40 4-51 5-4 0-7 0-7 8 0 5 3 5 9 5 21 0 22 2 22 7l-1 9-63 245c-1 6-1 7-1 9 0 10 8 12 12 12 7 0 14-5 16-11l8-32 10-39c2-9 4-19 7-29 1-2 3-15 5-18 1-5 14-28 28-40 10-7 22-14 41-14 18 0 23 14 23 29 0 23-17 70-26 95-4 11-6 16-6 24 0 20 15 35 34 35 40 0 57-62 57-66s-5-4-6-4c-4 0-4 1-6 8-6 22-21 53-43 53-8 0-11-5-11-15s5-20 8-30c6-18 25-69 25-93 0-28-16-46-48-46-27 0-46 14-63 33z"><text:p/></draw:path></draw:g>— удельная энергия <text:s/>и энтропия. <text:span text:style-name="T25">T — температура, </text:span><text:span text:style-name="T25"><draw:g text:anchor-type="as-char" svg:y="-0.3cm" draw:z-index="5" draw:style-name="gr1"><svg:title>TexMaths</svg:title><svg:desc>12§display§\lambda§svg§600§FALSE</svg:desc><draw:polygon draw:style-name="gr2" draw:text-style-name="P23" svg:width="0.245cm" svg:height="0.294cm" svg:x="0cm" svg:y="0cm" svg:viewBox="0 0 246 295" draw:points="123,295 0,295 0,0 246,0 246,295"><text:p/></draw:polygon><draw:path draw:style-name="gr3" draw:text-style-name="P23" svg:width="0.208cm" svg:height="0.299cm" svg:x="0.023cm" svg:y="0cm" svg:viewBox="0 0 209 300" svg:d="M128 171c18 45 38 110 46 120 5 9 10 9 21 9h10c4-1 4-3 4-5 0-1-1-2-2-3-4-5-6-11-10-20l-86-242c-8-24-32-30-51-30-3 0-9 0-9 5 0 3 4 3 5 3 13 4 17 6 28 35l40 116-117 116c-5 6-7 8-7 13 0 7 6 12 13 12 6 0 10-3 13-8z"><text:p/></draw:path></draw:g></text:span><text:span text:style-name="T25"> - коэффициент теплопроводности. Поток тепла состоит из конвективных членов и члена теплопроводности.</text:span></text:p>
      <text:p text:style-name="P15">5. <text:span text:style-name="T17">Перейдем в Лагранжеву систему координат связанную с твердой фаз</text:span><text:span text:style-name="T18">ой</text:span><text:span text:style-name="T17">. </text:span><text:span text:style-name="T18">Обозначим за W следующее выражение, и назовем его скорость фильтрации. </text:span><text:span text:style-name="T21"><draw:g text:anchor-type="as-char" svg:y="-0.298cm" draw:z-index="6" draw:style-name="gr1"><svg:title>TexMaths</svg:title><svg:desc>12§display§\psi§svg§600§FALSE</svg:desc><draw:polygon draw:style-name="gr2" draw:text-style-name="P23" svg:width="0.291cm" svg:height="0.376cm" svg:x="0cm" svg:y="0cm" svg:viewBox="0 0 292 377" draw:points="146,377 0,377 0,0 292,0 292,377"><text:p/></draw:polygon><draw:path draw:style-name="gr3" draw:text-style-name="P23" svg:width="0.256cm" svg:height="0.381cm" svg:x="0.012cm" svg:y="0cm" svg:viewBox="0 0 257 382" svg:d="M192 11c0-1 2-4 2-6 0-5-3-5-5-5-5 0-5 1-7 8l-70 281c-33-3-48-19-48-47 0-8 0-20 23-79 1-5 4-12 4-21 0-19-14-35-34-35-41 0-57 62-57 65 0 5 5 5 5 5 5 0 5-1 7-8 11-40 29-52 43-52 3 0 10 0 10 13 0 11-4 22-10 36-20 55-20 65-20 73 0 39 34 58 74 60-3 16-3 16-9 39-1 4-10 38-10 39 0 2 0 5 5 5 1 0 4 0 4-1 1-1 3-12 6-18l15-63c16 0 53 0 93-46 18-19 26-38 31-50 4-11 13-48 13-67 0-24-12-30-19-30-9 0-20 11-20 21 0 5 2 7 6 11 5 4 15 15 15 36 0 28-22 62-37 77-37 39-65 39-79 39z"><text:p/></draw:path></draw:g></text:span><text:span text:style-name="T21"> - отношение объемных долей. Тогда уравнения примут следующий вид.</text:span></text:p>
      <text:p text:style-name="P18"><text:span text:style-name="T9">6.</text:span><text:span text:style-name="T8"> </text:span><text:span text:style-name="T7">Можно разбить задачу на подзадачи</text:span></text:p>
      <text:p text:style-name="P1"><text:span text:style-name="T7">П</text:span><text:span text:style-name="T6">ервая из них задача </text:span><text:span text:style-name="T14">изотермической </text:span><text:span text:style-name="T6">фильтрации. </text:span><text:span text:style-name="T14">Н</text:span><text:span text:style-name="T6">ет предельной насыщенности, </text:span><text:span text:style-name="T14">2 несжимаемые фазы — твердая и жидкая. Выпишем следствие из закона Дарси. Проницаемость, насыщенность и скорость фильтрации вычисляются по явной схеме. Используем противопоточную аппроксимацию. Считаем что скорость фильтрации всегда направлена вверх.</text:span></text:p>
      <text:p text:style-name="P2"><text:span text:style-name="T14">7</text:span><text:span text:style-name="T6">. </text:span><text:span text:style-name="T10">Для проницаемости используется комбинация формул. В пределе малой объемной доли твердой фазы, то есть когда частицы твердой фазы почти не взаимодействуют друг с другом, используется формула Стокса. В пределе большой объемной доли, </text:span><text:span text:style-name="T12">учитывается взаимодействие частиц между собой, тогда</text:span><text:span text:style-name="T10"> используется формула Кармана-Козени.</text:span></text:p>
      <text:p text:style-name="P4"><text:span text:style-name="T15">8</text:span><text:span text:style-name="T6"> </text:span><text:span text:style-name="T11">Построим семейство характеристик для данной задачи, при таких граничных и начальных условиях.</text:span></text:p>
      <text:p text:style-name="P3"><text:span text:style-name="T11"><text:s/>На графике видна центрированная волна, затем скачок и выход на </text:span><text:span text:style-name="T13">стационарную область</text:span></text:p>
      <text:p text:style-name="P5"><text:span text:style-name="T15">9</text:span><text:span text:style-name="T6">.-1</text:span><text:span text:style-name="T15">1</text:span><text:span text:style-name="T6">. </text:span><text:span text:style-name="T10">По оси ординат объемная доля флюида, по оси абсцисс лагранжева координата. </text:span></text:p>
      <text:p text:style-name="P6">1<text:span text:style-name="T26">2.</text:span> <text:s/><text:span text:style-name="T17">Следующая подзадача — задача </text:span><text:span text:style-name="T22">изотермической </text:span><text:span text:style-name="T17">фильтрации с предельной насыщенностью.</text:span></text:p>
      <text:p text:style-name="P14"><text:span text:style-name="T22">Вводится</text:span><text:span text:style-name="T18"> предельная насыщенность</text:span><text:span text:style-name="T19"> выше котор</text:span><text:span text:style-name="T22">ой</text:span><text:span text:style-name="T19"> не может уплотнится твердая фаза, в любом случае остается какая-то остаточная пористость.</text:span></text:p>
      <text:p text:style-name="P14"><text:span text:style-name="T19">Поэтому существуют два случая, когда насыщенность твердой фазы меньше предельной, в этом случае справедливо следствие из закона Дарси </text:span><text:span text:style-name="T22">и в</text:span><text:span text:style-name="T27">торой случай когда насыщенность твердой фазы достигает предельной, в этом случае уравнения принимают стандартный вид однофазной фильтрации. </text:span></text:p>
      <text:p text:style-name="P8"><text:span text:style-name="T26">13. </text:span><text:span text:style-name="T17">Из-за 2-ух случаев закона Дарси вычисление скорости фильтрации и отношения объемных долей немного выглядит немного сложнее.</text:span></text:p>
      <text:list xml:id="list1348686053623890702" text:style-name="L2">
        <text:list-item>
          <text:p text:style-name="P21">Для вычисления скорости фильтрации и отношения объемных долей используется следующая разностная схема.</text:p>
        </text:list-item>
        <text:list-item>
          <text:p text:style-name="P21">Далее вычисляем отношение объемных долей.</text:p>
        </text:list-item>
        <text:list-item>
          <text:p text:style-name="P22">Если оно превысило предельное значение то приравниваем его предельному и корректируем скорость фильтрации.</text:p>
        </text:list-item>
      </text:list>
      <text:p text:style-name="P6">14. - 16. <text:span text:style-name="T17"><text:s/>Видно что появилась область с предельной насыщенностью.</text:span></text:p>
      <text:p text:style-name="P6"><text:span text:style-name="T24">17</text:span>.<text:span text:style-name="T17"> Наконец переходим к главной задаче Неизотермической фильтрации с предельной насыщенностью. Вязкость зависит от температуры по модельному экспоненциальному закону, которым хорошо аппроксимируется в небольшом диапазоне температур. </text:span><text:span text:style-name="T22">Температура и вязкость вычсляются по явной схеме. Для вычисления потоков тепла используется противопоточная аппроксимация.</text:span></text:p>
      <text:p text:style-name="P7"><text:span text:style-name="T26">18</text:span> — 2<text:span text:style-name="T26">0</text:span>. <text:span text:style-name="T17"><text:s/></text:span><text:span text:style-name="T20">Графики. Ось абсцисс эйлерова координата.</text:span></text:p>
      <text:p text:style-name="P9">2<text:span text:style-name="T28">1</text:span>. <text:span text:style-name="T17">Вывод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roman"/>
    <style:font-face style:name="FreeSans2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_3f__3f__3f__3f__3f__3f__3f_" style:display-name="???????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20__3f__3f__20__3f__3f__3f__3f__3f__3f__3f__3f_" style:display-name="?????? ?? ??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20__3f__20__3f__3f__3f__3f__3f_" style:display-name="?????? ? 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20__3f__3f__3f__20__3f__3f__3f__3f__3f__3f__3f_" style:display-name="?????? ??? ?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20__3f__3f__3f__20__3f__3f__3f__3f__3f__3f__3f__20__3f__20__3f__3f__3f__3f__3f_" style:display-name="?????? ??? ??????? ? 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" style:display-name="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20__3f__3f__3f__3f__3f_" style:display-name="???????? 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3f__3f__3f__20__3f__3f__3f__3f__3f__3f__20__3f__3f__20__3f__3f__3f__3f__3f__3f_" style:display-name="???????????? ?????? ?? 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20__3f__3f__3f__3f__3f__3f__20__3f__20__3f__3f__3f__3f__3f__3f__3f__3f_" style:display-name="?????? ?????? ? ??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.6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" style:display-name="??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20_1" style:display-name="???????? 1" style:family="paragraph" style:parent-style-name="_3f__3f__3f__3f__3f__3f__3f_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20_2" style:display-name="???????? 2" style:family="paragraph" style:parent-style-name="_3f__3f__3f__3f__3f__3f__3f_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" style:display-name="?????????" style:family="paragraph" style:parent-style-name="_3f__3f__3f__3f__3f__3f__3f_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20_1" style:display-name="????????? 1" style:family="paragraph" style:parent-style-name="_3f__3f__3f__3f__3f__3f__3f_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20_2" style:display-name="????????? 2" style:family="paragraph" style:parent-style-name="_3f__3f__3f__3f__3f__3f__3f_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20__3f__3f__3f__3f__3f_" style:display-name="????????? 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_3f__3f__3f__3f__3f__3f__3f__3f__3f__3f__3f__3f_" style:display-name="????????????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20__3f__3f__3f__3f_" style:display-name="??????? ????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f__3f__3f_" style:display-name="???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f__3f__3f__3f__3f__3f__3f__3f__3f__3f_" style:display-name="??????????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3f__3f__20_3" style:display-name="????????? 3" style:family="paragraph" style:parent-style-name="_3f__3f__3f__3f__3f__3f__3f__3f__3f_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3f__3f__20_4" style:display-name="????????? 4" style:family="paragraph" style:parent-style-name="_3f__3f__3f__3f__3f__3f__3f__3f__3f_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5" style:display-name="????????? 5" style:family="paragraph" style:parent-style-name="_3f__3f__3f__3f__3f__3f__3f__3f__3f_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6" style:display-name="????????? 6" style:family="paragraph" style:parent-style-name="_3f__3f__3f__3f__3f__3f__3f__3f__3f_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7" style:display-name="????????? 7" style:family="paragraph" style:parent-style-name="_3f__3f__3f__3f__3f__3f__3f__3f__3f_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8" style:display-name="????????? 8" style:family="paragraph" style:parent-style-name="_3f__3f__3f__3f__3f__3f__3f__3f__3f_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9" style:display-name="????????? 9" style:family="paragraph" style:parent-style-name="_3f__3f__3f__3f__3f__3f__3f__3f__3f_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1" style:display-name="Blank Slide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f__3f__3f__3f__3f__3f__3f__7e_LT_7e_Gliederung_20_1" style:display-name="???????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7e_LT_7e_Gliederung_20_3" style:display-name="???????~LT~Gliederung 3" style:family="paragraph" style:parent-style-name="_3f__3f__3f__3f__3f__3f__3f_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7e_LT_7e_Gliederung_20_4" style:display-name="???????~LT~Gliederung 4" style:family="paragraph" style:parent-style-name="_3f__3f__3f__3f__3f__3f__3f_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5" style:display-name="???????~LT~Gliederung 5" style:family="paragraph" style:parent-style-name="_3f__3f__3f__3f__3f__3f__3f_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6" style:display-name="???????~LT~Gliederung 6" style:family="paragraph" style:parent-style-name="_3f__3f__3f__3f__3f__3f__3f_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7" style:display-name="???????~LT~Gliederung 7" style:family="paragraph" style:parent-style-name="_3f__3f__3f__3f__3f__3f__3f_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8" style:display-name="???????~LT~Gliederung 8" style:family="paragraph" style:parent-style-name="_3f__3f__3f__3f__3f__3f__3f_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9" style:display-name="???????~LT~Gliederung 9" style:family="paragraph" style:parent-style-name="_3f__3f__3f__3f__3f__3f__3f_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Titel" style:display-name="???????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Untertitel" style:display-name="???????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Notizen" style:display-name="???????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Hintergrundobjekte" style:display-name="???????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f__3f__3f__3f__3f__3f__3f__7e_LT_7e_Hintergrund" style:display-name="???????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f__3f__3f__3f__3f__3f__3f__20_1_7e_LT_7e_Gliederung_20_1" style:display-name="??????? 1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20_1_7e_LT_7e_Gliederung_20_2" style:display-name="??????? 1~LT~Gliederung 2" style:family="paragraph" style:parent-style-name="_3f__3f__3f__3f__3f__3f__3f__20_1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20_1_7e_LT_7e_Gliederung_20_3" style:display-name="??????? 1~LT~Gliederung 3" style:family="paragraph" style:parent-style-name="_3f__3f__3f__3f__3f__3f__3f__20_1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20_1_7e_LT_7e_Gliederung_20_4" style:display-name="??????? 1~LT~Gliederung 4" style:family="paragraph" style:parent-style-name="_3f__3f__3f__3f__3f__3f__3f__20_1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1_7e_LT_7e_Gliederung_20_5" style:display-name="??????? 1~LT~Gliederung 5" style:family="paragraph" style:parent-style-name="_3f__3f__3f__3f__3f__3f__3f__20_1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1_7e_LT_7e_Gliederung_20_6" style:display-name="??????? 1~LT~Gliederung 6" style:family="paragraph" style:parent-style-name="_3f__3f__3f__3f__3f__3f__3f__20_1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1_7e_LT_7e_Gliederung_20_7" style:display-name="??????? 1~LT~Gliederung 7" style:family="paragraph" style:parent-style-name="_3f__3f__3f__3f__3f__3f__3f__20_1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1_7e_LT_7e_Gliederung_20_8" style:display-name="??????? 1~LT~Gliederung 8" style:family="paragraph" style:parent-style-name="_3f__3f__3f__3f__3f__3f__3f__20_1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1_7e_LT_7e_Gliederung_20_9" style:display-name="??????? 1~LT~Gliederung 9" style:family="paragraph" style:parent-style-name="_3f__3f__3f__3f__3f__3f__3f__20_1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1_7e_LT_7e_Titel" style:display-name="???????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20_1_7e_LT_7e_Untertitel" style:display-name="???????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20_1_7e_LT_7e_Notizen" style:display-name="???????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20_1_7e_LT_7e_Hintergrundobjekte" style:display-name="???????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f__3f__3f__3f__3f__3f__3f__20_1_7e_LT_7e_Hintergrund" style:display-name="???????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f__3f__3f__3f__3f__3f__3f__20__3f__20__3f__3f__3f__3f__3f__3f__3f__3f__7e_LT_7e_Gliederung_20_1" style:display-name="??????? ? ????????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20__3f__20__3f__3f__3f__3f__3f__3f__3f__3f__7e_LT_7e_Gliederung_20_2" style:display-name="??????? ? ????????~LT~Gliederung 2" style:family="paragraph" style:parent-style-name="_3f__3f__3f__3f__3f__3f__3f__20__3f__20__3f__3f__3f__3f__3f__3f__3f__3f__7e_LT_7e_Gliederung_20_1" style:default-outline-level="">
      <style:paragraph-properties fo:margin-left="0cm" fo:margin-right="0cm" fo:margin-top="0cm" fo:margin-bottom="0.4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_3f__20__3f__3f__3f__3f__3f__3f__3f__3f__7e_LT_7e_Gliederung_20_3" style:display-name="??????? ? ????????~LT~Gliederung 3" style:family="paragraph" style:parent-style-name="_3f__3f__3f__3f__3f__3f__3f__20__3f__20__3f__3f__3f__3f__3f__3f__3f__3f__7e_LT_7e_Gliederung_20_2" style:default-outline-level="">
      <style:paragraph-properties fo:margin-left="0cm" fo:margin-right="0cm" fo:margin-top="0cm" fo:margin-bottom="0.3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_3f__20__3f__3f__3f__3f__3f__3f__3f__3f__7e_LT_7e_Gliederung_20_4" style:display-name="??????? ? ????????~LT~Gliederung 4" style:family="paragraph" style:parent-style-name="_3f__3f__3f__3f__3f__3f__3f__20__3f__20__3f__3f__3f__3f__3f__3f__3f__3f__7e_LT_7e_Gliederung_20_3" style:default-outline-level="">
      <style:paragraph-properties fo:margin-left="0cm" fo:margin-right="0cm" fo:margin-top="0cm" fo:margin-bottom="0.199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_3f__20__3f__3f__3f__3f__3f__3f__3f__3f__7e_LT_7e_Gliederung_20_5" style:display-name="??????? ? ????????~LT~Gliederung 5" style:family="paragraph" style:parent-style-name="_3f__3f__3f__3f__3f__3f__3f__20__3f__20__3f__3f__3f__3f__3f__3f__3f__3f__7e_LT_7e_Gliederung_20_4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_3f__20__3f__3f__3f__3f__3f__3f__3f__3f__7e_LT_7e_Gliederung_20_6" style:display-name="??????? ? ????????~LT~Gliederung 6" style:family="paragraph" style:parent-style-name="_3f__3f__3f__3f__3f__3f__3f__20__3f__20__3f__3f__3f__3f__3f__3f__3f__3f__7e_LT_7e_Gliederung_20_5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_3f__20__3f__3f__3f__3f__3f__3f__3f__3f__7e_LT_7e_Gliederung_20_7" style:display-name="??????? ? ????????~LT~Gliederung 7" style:family="paragraph" style:parent-style-name="_3f__3f__3f__3f__3f__3f__3f__20__3f__20__3f__3f__3f__3f__3f__3f__3f__3f__7e_LT_7e_Gliederung_20_6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_3f__20__3f__3f__3f__3f__3f__3f__3f__3f__7e_LT_7e_Gliederung_20_8" style:display-name="??????? ? ????????~LT~Gliederung 8" style:family="paragraph" style:parent-style-name="_3f__3f__3f__3f__3f__3f__3f__20__3f__20__3f__3f__3f__3f__3f__3f__3f__3f__7e_LT_7e_Gliederung_20_7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_3f__20__3f__3f__3f__3f__3f__3f__3f__3f__7e_LT_7e_Gliederung_20_9" style:display-name="??????? ? ????????~LT~Gliederung 9" style:family="paragraph" style:parent-style-name="_3f__3f__3f__3f__3f__3f__3f__20__3f__20__3f__3f__3f__3f__3f__3f__3f__3f__7e_LT_7e_Gliederung_20_8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_3f__20__3f__3f__3f__3f__3f__3f__3f__3f__7e_LT_7e_Titel" style:display-name="??????? ? ????????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20__3f__20__3f__3f__3f__3f__3f__3f__3f__3f__7e_LT_7e_Untertitel" style:display-name="??????? ? ????????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20__3f__20__3f__3f__3f__3f__3f__3f__3f__3f__7e_LT_7e_Notizen" style:display-name="??????? ? ????????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20__3f__20__3f__3f__3f__3f__3f__3f__3f__3f__7e_LT_7e_Hintergrundobjekte" style:display-name="??????? ? ????????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f__3f__3f__3f__3f__3f__3f__20__3f__20__3f__3f__3f__3f__3f__3f__3f__3f__7e_LT_7e_Hintergrund" style:display-name="??????? ? ????????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gor  </meta:initial-creator>
    <meta:creation-date>2015-05-25T17:36:57.654120227</meta:creation-date>
    <dc:date>2015-06-24T14:40:52.080079963</dc:date>
    <dc:creator>Egor  </dc:creator>
    <meta:editing-duration>PT9H31M52S</meta:editing-duration>
    <meta:editing-cycles>7</meta:editing-cycles>
    <meta:generator>LibreOffice/4.2.8.2$Linux_x86 LibreOffice_project/420m0$Build-2</meta:generator>
    <meta:printed-by>Egor  </meta:printed-by>
    <meta:print-date>2015-06-18T14:20:04.361531214</meta:print-date>
    <meta:document-statistic meta:table-count="0" meta:image-count="0" meta:object-count="0" meta:page-count="1" meta:paragraph-count="29" meta:word-count="520" meta:character-count="3865" meta:non-whitespace-character-count="3353"/>
  </office:meta>
</office:document-meta>
</file>